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4pt" style:text-underline-style="solid" style:text-underline-width="auto" style:text-underline-color="font-color" fo:font-weight="bold" officeooo:rsid="0025ef49" officeooo:paragraph-rsid="0025ef49" style:font-size-asian="14pt" style:font-weight-asian="bold" style:font-size-complex="14pt" style:font-weight-complex="bold"/>
    </style:style>
    <style:style style:name="P2" style:family="paragraph" style:parent-style-name="Text_20_body">
      <style:text-properties officeooo:paragraph-rsid="0020ace4"/>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text-properties officeooo:paragraph-rsid="0025ef49"/>
    </style:style>
    <style:style style:name="P7" style:family="paragraph" style:parent-style-name="Text_20_body">
      <style:paragraph-properties fo:text-align="justify" style:justify-single-word="false"/>
      <style:text-properties officeooo:paragraph-rsid="0023f538"/>
    </style:style>
    <style:style style:name="T1" style:family="text">
      <style:text-properties officeooo:rsid="001faa1d"/>
    </style:style>
    <style:style style:name="T2" style:family="text">
      <style:text-properties officeooo:rsid="0020ace4"/>
    </style:style>
    <style:style style:name="T3" style:family="text">
      <style:text-properties officeooo:rsid="00223bc8"/>
    </style:style>
    <style:style style:name="T4" style:family="text">
      <style:text-properties fo:font-weight="normal" officeooo:rsid="0025ef49" style:font-weight-asian="normal" style:font-weight-complex="normal"/>
    </style:style>
    <style:style style:name="T5" style:family="text">
      <style:text-properties fo:font-weight="normal" style:font-weight-asian="normal" style:font-weight-complex="normal"/>
    </style:style>
    <style:style style:name="T6" style:family="text">
      <style:text-properties officeooo:rsid="00268d02"/>
    </style:style>
    <style:style style:name="T7" style:family="text">
      <style:text-properties fo:font-weight="normal" officeooo:rsid="00268d02" style:font-weight-asian="normal" style:font-weight-complex="normal"/>
    </style:style>
    <style:style style:name="T8" style:family="text">
      <style:text-properties fo:font-weight="normal" officeooo:rsid="001faa1d" style:font-weight-asian="normal" style:font-weight-complex="normal"/>
    </style:style>
    <style:style style:name="T9" style:family="text">
      <style:text-properties officeooo:rsid="0025ef49"/>
    </style:style>
    <style:style style:name="T10" style:family="text">
      <style:text-properties fo:font-weight="normal" officeooo:rsid="0020ace4" style:font-weight-asian="normal" style:font-weight-complex="normal"/>
    </style:style>
    <style:style style:name="T11" style:family="text">
      <style:text-properties fo:font-weight="bold" officeooo:rsid="00223bc8" style:font-weight-asian="bold" style:font-weight-complex="bold"/>
    </style:style>
    <style:style style:name="T12" style:family="text">
      <style:text-properties fo:font-weight="bold" style:font-weight-asian="bold" style:font-weight-complex="bold"/>
    </style:style>
    <style:style style:name="T13" style:family="text">
      <style:text-properties officeooo:rsid="0023f538"/>
    </style:style>
    <style:style style:name="T14" style:family="text">
      <style:text-properties fo:font-style="normal" style:font-style-asian="normal" style:font-style-complex="normal"/>
    </style:style>
    <style:style style:name="T15" style:family="text">
      <style:text-properties fo:font-style="normal" officeooo:rsid="0023f538" style:font-style-asian="normal" style:font-style-complex="normal"/>
    </style:style>
    <style:style style:name="T16" style:family="text">
      <style:text-properties fo:font-weight="normal" officeooo:rsid="0023f538"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s de cours</text:p>
      <text:p text:style-name="P2"><text:span text:style-name="Strong_20_Emphasis"><text:span text:style-name="T1">1- </text:span></text:span><text:span text:style-name="Strong_20_Emphasis">Quel est le positionnement de la géographie par rapport aux statistiques?</text:span><text:line-break/>La géographie a souvent tendance à mépriser les définitions mathématiques élémentaires de la statistique, arguant que cela n'entre pas traditionnellement dans son champ disciplinaire. Pourtant, elle produit des données massives que seul l'outil statistique permet d'étudier. Cette situation paradoxale conduit les géographes à sous-estimer l'apport des analyses statistiques. Néanmoins, il est reconnu qu'aucun géographe ne peut aujourd'hui <text:span text:style-name="T2">se passer d’une </text:span>approche statistique. Les statistiques sont même considérées comme essentielles pour l'avenir de la géographie, lui permettant de quitter son statut de méthode pour celui de science.</text:p>
      <text:p text:style-name="P2"><text:span text:style-name="Strong_20_Emphasis"><text:span text:style-name="T1">2- </text:span></text:span><text:span text:style-name="Strong_20_Emphasis">Le hasard existe-t-il en géographie?</text:span><text:line-break/>Le texte présente différentes philosophies du hasard. Pour certains, le hasard n'existe pas, car il y a toujours une cause à tout (déterminisme). Pour d'autres, le hasard est une cause cachée à la raison humaine, qui sera un jour expliquée. En géographie, deux grandes lois de probabilité, la loi normale et la loi de V. Pareto, interviennent dès le début du XXe siècle pour traiter du hasard,. La majorité des non-statisticiens, y compris de nombreux géographes, affirment que le hasard est à l'origine de toute chose, ce qui, selon le texte, rendrait la géographie impossible à considérer comme une science à proprement parler. Cependant, les spatialistes de l'école de l'analyse spatiale oscillent entre nécessité et contingence. En fin de compte, le hasard est une vision philosophique, mais dans le cadre de la statistique, la posture est claire: il n'est pas possible de prévoir le détail des réalisations d'un phénomène aléatoire, mais on peut en dégager une certitude globale ou une tendance.</text:p>
      <text:p text:style-name="P2"><text:span text:style-name="Strong_20_Emphasis"><text:span text:style-name="T1">3- </text:span></text:span><text:span text:style-name="Strong_20_Emphasis">Quels sont les types d’information géographique?</text:span><text:line-break/><text:span text:style-name="T3">Il existe deux types d’information géogrpahique. D’un côté on a l</text:span>'étude de tout ce qui peut caractériser un ensemble territorial délimité par des éléments de géographie humaine (population, caractéristiques sociales, économiques, etc.) ou de géographie physique (température, volume des précipitations, etc.),. Ces informations définissent la base attributaire dans un système d'information géographique (S.I.G.). <text:span text:style-name="T3">Et de l’autre l</text:span>'étude de la morphologie même des ensembles délimités, c'est-à-dire la géométrie des ensembles géographiques. </text:p>
      <text:p text:style-name="P2"><text:span text:style-name="Strong_20_Emphasis"><text:span text:style-name="T1">4- </text:span></text:span><text:span text:style-name="Strong_20_Emphasis">Quels sont les besoins de la géographie au niveau de l’analyse de données?</text:span><text:line-break/>Le texte ne détaille pas explicitement les "besoins" de la géographie en termes d'analyse de données, mais il souligne que la géographie "produit des données massives que seul l'outil statistique permet d'étudier". Il insiste sur la nécessité pour les géographes d'utiliser cet outil pour trouver des résultats satisfaisants et pour que la géographie soit reconnue comme une science,. Les géographes doivent donc maîtriser la production, la collecte et l'analyse de données, en s'appuyant sur les probabilités et les statistiques.</text:p>
      <text:p text:style-name="P2"><text:span text:style-name="Strong_20_Emphasis"><text:span text:style-name="T1">5- </text:span></text:span><text:span text:style-name="Strong_20_Emphasis">Quelles sont les différences entre la statistique descriptive et la statistique explicative?</text:span></text:p>
      <text:p text:style-name="P3"><text:span text:style-name="Strong_20_Emphasis"><text:span text:style-name="T4">La s</text:span></text:span><text:span text:style-name="Strong_20_Emphasis"><text:span text:style-name="T5">tatistique descriptiv</text:span></text:span><text:span text:style-name="Strong_20_Emphasis"><text:span text:style-name="T4">e</text:span></text:span><text:span text:style-name="T5"> </text:span>vise à étudier des données et à dégager des propriétés remarquables par rapport à une distribution théorique connue. Son objectif est d'obtenir une image simplifiée de la réalité en mettant de l'ordre dans les données (caractéristiques numériques ou graphiques), de résumer les distributions étudiées, et de préparer les comparaisons et les prédictions,. Elle établit le type de variables, leur domaine de définition, les valeurs manquantes, extrêmes et aberrantes, et conduit à l'identification de lois de probabilité associées aux valeurs des variables <text:span text:style-name="T6">q</text:span>uantitatives. </text:p>
      <text:p text:style-name="P3"><text:span text:style-name="Strong_20_Emphasis"><text:span text:style-name="T4"/></text:span></text:p>
      <text:p text:style-name="P3"><text:soft-page-break/><text:span text:style-name="Strong_20_Emphasis"><text:span text:style-name="T4">La s</text:span></text:span><text:span text:style-name="Strong_20_Emphasis"><text:span text:style-name="T5">tatistique mathématique</text:span></text:span><text:span text:style-name="T5"> </text:span><text:span text:style-name="T7">a pour but</text:span> de prédire des scénari<text:span text:style-name="T6">os </text:span>possibles à partir des statistiques descriptives et de la distribution de probabilités théorique établie.<text:line-break/>Dans les <text:span text:style-name="Strong_20_Emphasis"><text:span text:style-name="T5">méthodes explicatives</text:span></text:span>, on cherche à relier une variable à expliquer (Y) à des variables explicatives (X1., Xk). L'objectif est d'ajuster les données disponibles à un modèle, dont la forme dépend de la nature de la variable Y (numérique ou qualitative),. </text:p>
      <text:p text:style-name="P3"/>
      <text:p text:style-name="P2"><text:span text:style-name="Strong_20_Emphasis"><text:span text:style-name="T1">6- </text:span></text:span><text:span text:style-name="Strong_20_Emphasis">Quels sont les types de visualisation de données en géographie? Comment choisir celles-ci?</text:span></text:p>
      <text:p text:style-name="P2"><text:span text:style-name="T2">En géographie il</text:span><text:span text:style-name="T1"> e</text:span><text:span text:style-name="T2">x</text:span><text:span text:style-name="T1">siste</text:span> plusieurs types de visualisation <text:span text:style-name="T1">de données : </text:span>Un histogramme <text:span text:style-name="T1">(et autres type de diagrammes)</text:span>, <text:span text:style-name="T1">d</text:span>es boîtes à moustache, <text:span text:style-name="T1">u</text:span>n lissage normal, <text:span text:style-name="T1">etc...</text:span></text:p>
      <text:p text:style-name="Text_20_body">Le choix de la visualisation dépend principalement du type de variable étudié <text:span text:style-name="T1">(variable quantitati</text:span><text:span text:style-name="T2">ve</text:span><text:span text:style-name="T1"> discrète/continue, variable qualitati</text:span><text:span text:style-name="T2">ve</text:span><text:span text:style-name="T1"> nominale/ordinale, </text:span><text:span text:style-name="T2">semi-quantitative</text:span><text:span text:style-name="T1">)</text:span>.</text:p>
      <text:p text:style-name="Text_20_body"/>
      <text:p text:style-name="P2"><text:span text:style-name="Strong_20_Emphasis"><text:span text:style-name="T1">7- </text:span></text:span><text:span text:style-name="Strong_20_Emphasis">Quelles sont les méthodes d’analyse de données possibles?</text:span></text:p>
      <text:p text:style-name="P4"><text:span text:style-name="Strong_20_Emphasis"><text:span text:style-name="T7">Les </text:span></text:span><text:span text:style-name="Strong_20_Emphasis"><text:span text:style-name="T5">Méthodes descriptive</text:span></text:span><text:span text:style-name="Strong_20_Emphasis">s</text:span> s'appliquent aux tableaux où toutes les variables jouent le même rôle et il n'y a pas de variable à expliquer. L'objectif est de résumer les données, de visualiser et de classer. Elles incluent l'analyse factorielle en composantes principales (A.C.P.) pour les données quantitatives, l'analyse factorielle des correspondances (A.F.C.) pour deux variables qualitatives, l'analyse factorielle des correspondances multiples (A.C.M.) pour plus de deux variables qualitatives, et des méthodes pour données hétérogènes comme l'A.F.D.M. et l'A.F.M. Les méthodes de classification, comme la classification ascendante hiérarchique (C.A.H.), sont aussi utilisées,. </text:p>
      <text:p text:style-name="P4"><text:span text:style-name="Strong_20_Emphasis"/></text:p>
      <text:p text:style-name="P4"><text:span text:style-name="Strong_20_Emphasis"><text:span text:style-name="T6">Les </text:span></text:span><text:span text:style-name="Strong_20_Emphasis"><text:span text:style-name="T5">Méthodes explicatives </text:span></text:span>cherchent à relier une variable à expliquer (Y) à des variables explicatives (X1., Xk). Des modèles de régression (simple, multiple), l'analyse de la variance, et le modèle linéaire général sont utilisés pour des réponses numériques. Pour des réponses qualitatives, on utilise l'analyse discriminante, la régression logistique, ou la segmentation,. </text:p>
      <text:p text:style-name="P4"><text:span text:style-name="Strong_20_Emphasis"><text:span text:style-name="T7"/></text:span></text:p>
      <text:p text:style-name="P4"><text:span text:style-name="Strong_20_Emphasis"><text:span text:style-name="T7">Les </text:span></text:span><text:span text:style-name="Strong_20_Emphasis"><text:span text:style-name="T5">Méthodes de prévision</text:span></text:span><text:span text:style-name="Strong_20_Emphasis"> </text:span>concernent l'analyse et la prévision d'une série chronologique, en construisant un modèle reliant le présent au passé. </text:p>
      <text:p text:style-name="P4"><text:span text:style-name="Strong_20_Emphasis"/></text:p>
      <text:p text:style-name="Text_20_body"><text:span text:style-name="Strong_20_Emphasis"><text:span text:style-name="T1">8- </text:span></text:span><text:span text:style-name="Strong_20_Emphasis">Comment définiriez-vous: (a) population statistique? (b) individu statistique? (c) caractères statistiques? (d) modalités statistiques? Quels sont les types de caractères? Existe-t-il une hiérarchie entre eux?</text:span></text:p>
      <text:p text:style-name="P4"><text:span text:style-name="Strong_20_Emphasis">(a) Population statistique</text:span>: C'est un ensemble au sens mathématique du terme. Par exemple, le nombre d'habitants d'un territoire ou le personnel d'une entreprise. </text:p>
      <text:p text:style-name="P4"><text:span text:style-name="Strong_20_Emphasis">(b) Individu statistique</text:span>: C'est un élément de la population statistique, également appelé unité statistique. En géographie, les individus statistiques sont localisables et cartographiables (unités spatiales), et peuvent être eux-mêmes composés d'éléments de niveau inférieur (personnes, entreprises, zones, etc.),. </text:p>
      <text:p text:style-name="P4"><text:span text:style-name="Strong_20_Emphasis">(c) Caractères statistiques</text:span>: Ce sont les caractéristiques ou particularités de l'individu, sur lesquelles porte l'analyse statistique. Ils peuvent être un seul (série numérique à une dimension), deux (série numérique à deux dimensions), ou plus (série numérique multidimensionnelle). Un caractère devient une variable statistique (ou aléatoire) lorsqu'il fait l'objet d'une étude statistique. </text:p>
      <text:p text:style-name="P5"><text:soft-page-break/><text:span text:style-name="Strong_20_Emphasis">(d) Modalités statistiques</text:span>: Ce sont les valeurs prises par un caractère. Elles doivent être incompatibles et exhaustives, c'est-à-dire que chaque individu de la population présente une et une seule des modalités du caractère. </text:p>
      <text:p text:style-name="P5"><text:span text:style-name="Strong_20_Emphasis"><text:span text:style-name="T8">Il existe plusieurs type de caractères </text:span></text:span><text:span text:style-name="Strong_20_Emphasis"><text:span text:style-name="T5">(variables statistiques), </text:span></text:span><text:span text:style-name="Strong_20_Emphasis"><text:span text:style-name="T8">dont</text:span></text:span> deux grands types de variables, se subdivisant en quatre sous-catégories:</text:p>
      <text:p text:style-name="P4"><text:span text:style-name="Strong_20_Emphasis">Variables qualitatives</text:span>: Désignent une qualité, non chiffrée, <text:span text:style-name="T9">qui échappe a la meusure</text:span>. </text:p>
      <text:p text:style-name="P4"><text:span text:style-name="Strong_20_Emphasis">Nominales</text:span>: Décrivent des états (ex: couleur des yeux). Leur but est de qualifier des données. On ne peut calculer que des fréquences. </text:p>
      <text:p text:style-name="P4"><text:span text:style-name="Strong_20_Emphasis">Ordinales</text:span>: Décrivent des relations, permettent d'ordonner et de classer des données, <text:span text:style-name="T9">on a un</text:span> positionnement hiérarchique. On peut calculer la fréquence et la médiane,. </text:p>
      <text:p text:style-name="P3"><text:span text:style-name="Strong_20_Emphasis"/></text:p>
      <text:p text:style-name="P3"><text:span text:style-name="Strong_20_Emphasis"/></text:p>
      <text:p text:style-name="P4"><text:span text:style-name="Strong_20_Emphasis">Variables quantitatives</text:span>: Désignent une quantité, chiffrée</text:p>
      <text:p text:style-name="P4"><text:span text:style-name="Strong_20_Emphasis">Discrètes (ou discontinues)</text:span>: Décrivent des listes finies et isolées de valeurs. Leur but est de compter les données. </text:p>
      <text:p text:style-name="P5"><text:span text:style-name="Strong_20_Emphasis">Continues</text:span>: Décrivent des valeurs prises dans un intervalle (ex: âge, salaire). Leur but est de mesurer quelque chose. On distingue les variables d'intervalle (zéro arbitraire, ex: température) et les variables de rapport (zéro naturel, ex: temps). </text:p>
      <text:p text:style-name="P5">Oui, il existe une hiérarchie implicite. Le texte indique que "Seules les variables quantitatives sont associables à des lois de probabilité qui aboutissent à une qualification de la distribution". Cela suggère que les variables quantitatives permettent des analyses statistiques plus poussées et l'application de lois de probabilité spécifiques, ce qui n'est pas le cas des variables qualitatives.</text:p>
      <text:p text:style-name="P5"/>
      <text:p text:style-name="Text_20_body"><text:span text:style-name="Strong_20_Emphasis"><text:span text:style-name="T2">9- </text:span></text:span><text:span text:style-name="Strong_20_Emphasis">Comment mesurer une amplitude et une densité?</text:span></text:p>
      <text:p text:style-name="P3"><text:span text:style-name="Strong_20_Emphasis"><text:span text:style-name="T10">L’a</text:span></text:span><text:span text:style-name="Strong_20_Emphasis"><text:span text:style-name="T5">mplitude</text:span></text:span> est mesurée pour une classe statistique. C'est la longueur b - a, où 'a' est la valeur minimale et 'b' la valeur maximale de la classe. L'amplitude de classe est une étendue locale, tandis que l'étendue est la différence entre la valeur maximale et minimale de la série étudiée. Pour déterminer l'amplitude des classes (A), on peut utiliser la formule A = (xmax - xmin) / k, où xmax et xmin sont les valeurs extrêmes et k le nombre de classes. </text:p>
      <text:p text:style-name="P3">La densité (d) d'une classe est le rapport entre l'effectif ni (nombre d'observations dans la classe) et l'amplitude de la classe (b - a). La formule est: d = ni / (b - a). </text:p>
      <text:p text:style-name="P3"/>
      <text:p text:style-name="P6"><text:span text:style-name="Strong_20_Emphasis"><text:span text:style-name="T2">10- </text:span></text:span><text:span text:style-name="Strong_20_Emphasis">À quoi servent les formules de Sturges et de Yule?</text:span><text:line-break/>Les formules de Sturges et de Yule servent à donner une valeur approximative du <text:span text:style-name="Strong_20_Emphasis">nombre de classes (k)</text:span> à utiliser lors de la discrétisation des caractères quantitatifs. Le nombre de classes ne doit être ni trop petit, ni trop grand pour éviter une perte d'informations.</text:p>
      <text:p text:style-name="P3"><text:span text:style-name="Strong_20_Emphasis">Formule de Sturges</text:span>: k ≈ 1 + 3,2222 × log10(n), où n est le nombre d'observations. </text:p>
      <text:p text:style-name="P3"><text:span text:style-name="Strong_20_Emphasis">Formule de Yule</text:span>: k ≈ 2,5 ⁴√n. </text:p>
      <text:p text:style-name="P3"/>
      <text:p text:style-name="P3"/>
      <text:p text:style-name="Text_20_body"><text:span text:style-name="Strong_20_Emphasis"/></text:p>
      <text:p text:style-name="Text_20_body"><text:soft-page-break/><text:span text:style-name="Strong_20_Emphasis"><text:span text:style-name="T3">11- </text:span></text:span><text:span text:style-name="Strong_20_Emphasis">Comment définir un effectif? Comment calculer une fréquence et une fréquence cumulée? Qu’est-ce qu’une distribution statistique?</text:span></text:p>
      <text:p text:style-name="P4"><text:s/>L'effectif (ou fréquence absolue) ni associé à une valeur xi d'une variable aléatoire correspond au nombre d'apparitions de cette valeur dans la population. </text:p>
      <text:p text:style-name="P4"><text:span text:style-name="T11">Fréquence :</text:span><text:span text:style-name="T3"> </text:span>Pour une modalité d'un caractère (ou une classe statistique), la fréquence relative (fi) est le rapport entre l'effectif ni et l'effectif total n (somme de tous les ni). La formule est: fi = ni / n. </text:p>
      <text:p text:style-name="P4"><text:span text:style-name="Strong_20_Emphasis"><text:span text:style-name="T12">Fréquence cumulée</text:span></text:span><text:span text:style-name="T12">:</text:span> Pour un caractère quantitatif avec des valeurs rangées par ordre croissant, la fréquence cumulée relative jusqu'à k modalités s'obtient en additionnant les fréquences associées aux valeurs inférieures ou égales à k, ou en divisant l'effectif cumulé par l'effectif total. La formule est: Σ(fi) de i=1 à k = (1/n) * Σ(ni) de i=1 à k. La somme de toutes les fréquences pour une série à k modalités est égale à 1. </text:p>
      <text:p text:style-name="P7"><text:span text:style-name="T9">U</text:span><text:span text:style-name="T13">ne distribution statistique concerne</text:span> la fréquence <text:span text:style-name="T13">(</text:span>valeur comprise entre 0 et 1<text:span text:style-name="T13">)</text:span> ser<text:span text:style-name="T13">vant</text:span> à établir une probabilité réelle (observée) et "permet d'établir une distribution statistique empirique de laquelle il sera possible de conclure sur le type de loi de probabilité utilisée". On peut en déduire qu'une distribution statistique fait référence à la manière dont les valeurs d'un caractère se répartissent dans une population, <text:span text:style-name="T13">selon leur </text:span>fréquences <text:span text:style-name="T13">(</text:span><text:span text:style-name="Emphasis"><text:span text:style-name="T14">une fonction qui associe une fréquence d'apparition à une classe de valeu</text:span></text:span><text:span text:style-name="Emphasis"><text:span text:style-name="T15">r </text:span></text:span><text:span text:style-name="Citation"><text:span text:style-name="T5">(Dérobert, </text:span></text:span><text:span text:style-name="Citation"><text:span text:style-name="T16">N.</text:span></text:span><text:span text:style-name="Citation"><text:span text:style-name="T5"> s. d.)</text:span></text:span><text:span text:style-name="Emphasis"><text:span text:style-name="T14"> </text:span></text:span><text:span text:style-name="Emphasis"><text:span text:style-name="T15">)</text:span></text:span><text:span text:style-name="T1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5T09:10:39.653094700</meta:creation-date>
    <meta:generator>LibreOffice/25.2.5.2$Windows_X86_64 LibreOffice_project/03d19516eb2e1dd5d4ccd751a0d6f35f35e08022</meta:generator>
    <dc:date>2025-10-15T10:48:42.438598000</dc:date>
    <meta:editing-duration>PT26M10S</meta:editing-duration>
    <meta:editing-cycles>3</meta:editing-cycles>
    <meta:document-statistic meta:table-count="0" meta:image-count="0" meta:object-count="0" meta:page-count="4" meta:paragraph-count="39" meta:word-count="1636" meta:character-count="11050" meta:non-whitespace-character-count="9430"/>
  </office:meta>
</office:document-meta>
</file>